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70"/><text:span text:style-name="T1">Ласковый снег</text:span></text:p>
      <text:p text:style-name="P1">Комната мрачновата из-за толстых гардин, сквозь которые солнце не в силах пробиться. Разбросаны в хаосе вещи, открыты дверцы и коробки, беззастенчиво позволяя делать с их содержимым все что душе угодно.</text:p>
      <text:p text:style-name="P1">В одном, более-менее прибранном, углу комнаты возле ноутбука сидела девушка. Длинные каштановые волосы, фарфоровая кожа, ослепительная улыбка и тонкая талия- и вы поймете почему родители Эвелины Хлебниковой по праву гордились своей дочерью. Но одно мешало им жить: черезмерное увлечение ее компьютером, переросшее в настоящую болезнь.</text:p>
      <text:p text:style-name="P1">Но один шутливый вопрос круто перевернул жизнь всей уважаемой семьи Хлебниковых. Смысл его заключался в том, чтобы выяснить реакцию друга детства на то, что она явится на свидание с ним в валенках и телогрейке. Притом что у них никогда не было и мыслей о свиданиях.</text:p>
      <text:p text:style-name="P1">Рингтон, призвающий улыбаться всегда и везде, известил девушку: надо ответить..</text:p>
      <text:p text:style-name="P1">-Да, Костик, привет. Что-то случилось?</text:p>
      <text:p text:style-name="P1">-Еще нет, но в скором времени обещает такое...</text:p>
      <text:p text:style-name="P1">-Не пугай меня, интриган. Какое «такое»?</text:p>
      <text:p text:style-name="P1">-И не думал даже. Вот ежели через пять минут сядешь на лавочку у подьезда, тогда все и узнаешь.</text:p>
      <text:p text:style-name="P1">-Больно надо! Обойдусь!</text:p>
      <text:p text:style-name="P1">Следующее мгновение ознаменовалось концом сеанса связи.</text:p>
      <text:p text:style-name="P1">Хотя Эвелина боролась исступленно и твердо, искушение было слишком велико. И через пять минут, сменив штаны на юбку, прыснув немного духов и воткнув цветок в роскошные волосы, сидела в условленном месте. </text:p>
      <text:p text:style-name="P1">Через пару минут появился Костя с огромным букетом чайных роз, гелиотропов и орхидей. </text:p>
      <text:p text:style-name="P1">-Боже, как красиво!-с неизьяснимой благодарностью в глазах и в голосе.</text:p>
      <text:p text:style-name="P1">-Я собираюсь на неделю на Северный полюс и приглашаю тебя с собой. Ты поедешь?</text:p>
      <text:p text:style-name="P1">-Поеду!-задумавшись лишь на мгновенье ответила Эвелина.</text:p>
      <text:p text:style-name="P1">-Пойдем, помогу вещи собрать пока не передумала. </text:p>
      <text:p text:style-name="P1">Собрав среди прочих необходимостей личный дневник и любимую игрушку, оставила записку родителям. Потом собрали провиант и Костю. Тронулись в путь.</text:p>
      <text:p text:style-name="P1">Через несколько часов они сошли с поезда, приехавшего в Лапландию. Выбрав место поглуше, поставили палатку, неподалеку от заимки. Первым делом неугомонный Константин устроил снежные бои и под конец сражения обстоятельно и качественно вывалял себя и Элю в снегу.</text:p>
      <text:p text:style-name="P1">-Кажется ты начинаешь оживать- укладываясь спать заметил парень.</text:p>
      <text:p text:style-name="P1">-Никогда еще не было так благостно.</text:p>
      <text:p text:style-name="P1">-Я так и не понял: как насчет свидания в валенках и телогрейках?</text:p>
      <text:p text:style-name="P1">-Только положительно. Даже спать захотелось.</text:p>
      <text:p text:style-name="P1">-Ну тогда спокойной ночи.</text:p>
      <text:p text:style-name="P1">-И тебе счастливых снов.</text:p>
      <text:p text:style-name="P1"><text:soft-page-break/><text:s text:c="57"/>******</text:p>
      <text:p text:style-name="P1">Проснулась Элинька поздно. И первое, что она увидела, был чудесный костюм из свитера, теплой юбки, валенок и телогрейки. Рядом лежала коробка с профессиональным фотоаппаратом.</text:p>
      <text:p text:style-name="P1">Выбежав на улицу совсем готовая к чему-угодно, она увидела Костю. Он заканчивал готовить.(«Совушка моя, проснулась!-обрадовался парень.) А пока на свой новый фотоаппарат она снимала домик и окрестности.</text:p>
      <text:p text:style-name="P1">Они замечательно позавтракали. А после еды началось все самое вкусное и интересное.</text:p>
      <text:p text:style-name="P1">Катались на чем угодно и где угодно, несколько раз пересекали Полярный круг, отливали снежные фигурки любимых личностей, снеговиков, пели песни. Ну в общем, развлекались как умели. А поздней ночью лицезрели настоящее северное сияние. После такого Эля не могла заснуть всю ночь и задремала только под утро. </text:p>
      <text:p text:style-name="P1">Неделя пролетела незаметно, растворяясь в разговорах, улетая за весельем и увеселениями. Пора было возвращаться домой. Но как же им не хотелось!</text:p>
      <text:p text:style-name="P1">Оказавшись дома, они поняли, что их чуть не сочетали законным браком. Но они успели вовремя. И ответили что будут только дружить, и обещались всегда быть вместе. </text:p>
      <text:p text:style-name="P1">Потом они переделали с учетом всех обстоятельств комнату Эвелины. Теперь она из нее почти не выходила.</text:p>
      <text:p text:style-name="P1">Сидя все там же на ковре и общаясь с Костей, Эля услышала звонок</text:p>
      <text:p text:style-name="P1">-Ой, Рома звонит! Он мне нравится очень!-запаниковала девушка.</text:p>
      <text:p text:style-name="P1">-Вдох-выдох и отвечай. </text:p>
      <text:p text:style-name="P1">Выяснилось, что Элю пригласили на свидание. Поймав умоляющий взгляд огромных голубых глаз, Костя улыбнулся и бережно взял ее руки в свои.</text:p>
      <text:p text:style-name="P1">-Ничего не бойся. Ты стала гораздо лучше во всех отношениях. Вот так и иди. Надень только юбку белую с цветами. Она идет тебе.</text:p>
      <text:p text:style-name="P1">-Спасибо, спасибо, спасибо!-и на щеку паренька опустился легкий голубок поцелуя. </text:p>
      <text:p text:style-name="P1">Он улыбался ей, провожая Эвелину до угла, из окна ее комнаты. И ушел домо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2-01-15T13:17:56.66</meta:creation-date>
    <dc:date>2012-01-17T14:26:49.38</dc:date>
    <dc:creator>Елизавета Чижикова</dc:creator>
    <meta:editing-duration>PT1H14M25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2" meta:paragraph-count="40" meta:word-count="621" meta:character-count="4270"/>
  </office:meta>
</office:document-meta>
</file>